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erif" svg:font-family="serif"/>
  </office:font-face-decls>
  <office:automatic-styles>
    <style:style style:name="T1" style:family="text">
      <style:text-properties officeooo:rsid="001a4c75"/>
    </style:style>
    <style:style style:name="T2" style:family="text">
      <style:text-properties officeooo:rsid="001bf853"/>
    </style:style>
    <style:style style:name="T3" style:family="text">
      <style:text-properties style:text-position="super 58%"/>
    </style:style>
    <style:style style:name="T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ebuary 3<text:span text:style-name="T3">rd</text:span>, 2023</text:p>
      <text:p text:style-name="Text_20_body">KitKat Dambeck</text:p>
      <text:p text:style-name="Text_20_body">Expository Writing</text:p>
      <text:p text:style-name="Text_20_body">Frantically redoing the questions because my group member who wrote out answers last class was late.</text:p>
      <text:p text:style-name="Text_20_body">Johnson uses the word “emergant” to describe the result of complex systems. The outcome of mixing order and chaos. They state “That mix of order and anarchy is what we now call emergent behavior.” 193. This is in reference to the results of Manchester allegedly unorganized development. There were no pacemakers who planned, and yet from the disorder, a kind of order emerged. </text:p>
      <text:p text:style-name="Text_20_body">Johnson uses an analogy of demons to describe a neural network. The idea was, we have a bunch of these demons shrieking up the hierarchy," he explains. "Lower-level demons shrieking to higher-level demons shrieking to higher ones.” <text:span text:style-name="T1">Neural networks are composed of nodes. Each node has an activation function governed by math. The nodes </text:span><text:span text:style-name="T2">are the kind of low level actors Johnson describes as demons. The more the node is activated, the more the demon shrieks. Out of all the chaos of shrieking, a kind of order can emerge. </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7:46:45.734992349</meta:creation-date>
    <dc:date>2023-02-04T11:31:55.328541328</dc:date>
    <meta:editing-duration>P1DT17H34M57S</meta:editing-duration>
    <meta:editing-cycles>3</meta:editing-cycles>
    <meta:generator>LibreOffice/7.3.7.2$Linux_X86_64 LibreOffice_project/30$Build-2</meta:generator>
    <meta:document-statistic meta:table-count="0" meta:image-count="0" meta:object-count="0" meta:page-count="1" meta:paragraph-count="6" meta:word-count="175" meta:character-count="1047" meta:non-whitespace-character-count="876"/>
  </office:meta>
</office:document-meta>
</file>